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5.11.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7777042664629462524"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Koordination von Projekten</text:p>
              </text:list-item>
            </text:list>
            <text:p text:style-name="P5"><text:soft-page-break/></text:p>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2.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12/2019_</text:p>
          </table:table-cell>
          <table:table-cell table:style-name="Tabelle52.C1" office:value-type="string">
            <text:p text:style-name="P6">Mit</text:p>
          </table:table-cell>
          <table:table-cell table:style-name="Tabelle52.F1" office:value-type="string">
            <text:p text:style-name="P6"><text:s/>3 Monate</text:p>
          </table:table-cell>
        </table:table-row>
      </table:table>
      <text:p text:style-name="P16"/>
      <text:list xml:id="list2777183915302406612"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OpenAPI, Swagger Dokumentation</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ext:soft-page-break/>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28341803"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text:soft-page-break/>Artifactory Repository Administration für das Deployment</text:p>
        </text:list-item>
        <text:list-item>
          <text:p text:style-name="P67">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28313947"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text:soft-page-break/>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28319077"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3415074677996104138"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ext:soft-page-break/>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28338172" text:continue-list="list28319077"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28337624" text:continue-list="list3415074677996104138"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text:soft-page-break/>Überwachung Zugangskontrolle</text:p>
        </text:list-item>
        <text:list-item>
          <text:p text:style-name="P74">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28327519" text:continue-list="list28338172"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28327354" text:continue-list="list28337624"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text:soft-page-break/>Automatisierter E-Mail Versand</text:p>
        </text:list-item>
        <text:list-item>
          <text:p text:style-name="P74">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28338001" text:continue-list="list28327519"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28339277" text:continue-list="list28327354"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text:soft-page-break/>Starter Pack SIM Migration</text:p>
        </text:list-item>
        <text:list-item>
          <text:p text:style-name="P74">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text:soft-page-break/>Generische Umsetzung von MAPP für die Auto Herstellung, Planung und Produktion von BMW Fahrzeugen</text:p>
        </text:list-item>
        <text:list-item>
          <text:p text:style-name="P73">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text:soft-page-break/>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text:soft-page-break/></text:p>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3562123622068458857"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text:soft-page-break/>Arbeiten nach einem vorher abgestimmten Designentwurf</text:p>
        </text:list-item>
        <text:list-item>
          <text:p text:style-name="P84">Vorgehensmodell Scrum mit Daily Standup</text:p>
        </text:list-item>
        <text:list-item>
          <text:p text:style-name="P84">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text:soft-page-break/>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8596755089109052675"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text:soft-page-break/>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text:soft-page-break/>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text:soft-page-break/>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text:soft-page-break/>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7869941346521237404"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text:soft-page-break/>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oft-page-break/><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28323366"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28325083" text:continue-numbering="true" text:style-name="WW8Num3">
        <text:list-item>
          <text:p text:style-name="P64">Spezifikationen der Softwareanforderungen.</text:p>
        </text:list-item>
        <text:list-item>
          <text:p text:style-name="P64">Kundenbesuche und Abklärung.</text:p>
        </text:list-item>
        <text:list-item>
          <text:p text:style-name="P64"><text:soft-page-break/>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28328485"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28337602"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28330359"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1-15T08:12:06.64</dc:date>
    <meta:print-date>2003-11-15T09:06:00Z</meta:print-date>
    <meta:editing-cycles>148</meta:editing-cycles>
    <meta:editing-duration>PT5H31M9S</meta:editing-duration>
    <meta:document-statistic meta:table-count="53" meta:image-count="1" meta:object-count="0" meta:page-count="25" meta:paragraph-count="1219" meta:word-count="6590" meta:character-count="47622"/>
    <meta:template xlink:type="simple" xlink:actuate="onRequest" xlink:title="" xlink:href="Normal.dotm"/>
  </office:meta>
</office:document-meta>
</file>